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031ECDC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88cm, 4.434cm, 16.286cm, 3.74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3cm" svg:height="21.1cm" svg:x="0.892cm" svg:y="2.391cm">
          <draw:image xlink:href="Pictures/10000000000005E8000007E04031ECD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07:14.812527290</dc:date>
    <meta:editing-duration>PT3M4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